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c0c0c0" draw:textarea-horizontal-align="center" draw:textarea-vertical-align="middle"/>
    </style:style>
    <style:style style:name="gr2" style:family="graphic" style:parent-style-name="objectwithoutfill">
      <style:graphic-properties svg:stroke-width="0.05cm" draw:marker-start-width="0.38cm" draw:marker-end-width="0.38cm" draw:fill="none" draw:textarea-horizontal-align="center" draw:textarea-vertical-align="middle" fo:padding-top="0.15cm" fo:padding-bottom="0.15cm" fo:padding-left="0.275cm" fo:padding-right="0.275cm"/>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5cm"/>
    </style:style>
    <style:style style:name="gr5" style:family="graphic" style:parent-style-name="standard">
      <style:graphic-properties draw:fill-color="#2300dc"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text-properties fo:font-size="18pt"/>
    </style:style>
    <style:style style:name="P3" style:family="paragraph">
      <style:paragraph-properties fo:text-align="center"/>
      <style:text-properties fo:font-size="12pt" style:font-size-asian="18pt" style:font-size-complex="18pt"/>
    </style:style>
    <style:style style:name="T1" style:family="text">
      <style:text-properties fo:font-size="18pt"/>
    </style:style>
    <style:style style:name="T2" style:family="text">
      <style:text-properties fo:font-size="12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office:forms form:automatic-focus="false" form:apply-design-mode="false"/>
        <draw:rect draw:style-name="gr1" draw:text-style-name="P1" draw:layer="layout" svg:width="0.5cm" svg:height="5.5cm" svg:x="3.5cm" svg:y="3.263cm">
          <text:p/>
        </draw:rect>
        <draw:path draw:style-name="gr2" draw:text-style-name="P1" draw:layer="layout" svg:width="8.148cm" svg:height="3.327cm" draw:transform="rotate (-2.81731047856925) translate (9.19298570459942cm 5.01254554600224cm)" svg:viewBox="0 0 8149 3328" svg:d="m0 2175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connector draw:style-name="gr3" draw:text-style-name="P1" draw:layer="layout" svg:x1="4cm" svg:y1="2.469cm" svg:x2="8.445cm" svg:y2="2.469cm" svg:d="m4000 2469h4445">
          <text:p/>
        </draw:connector>
        <draw:connector draw:style-name="gr3" draw:text-style-name="P1" draw:layer="layout" svg:x1="7.5cm" svg:y1="3.537cm" svg:x2="8.625cm" svg:y2="3.529cm" svg:d="m7500 3537h563v-8h562">
          <text:p/>
        </draw:connector>
        <draw:frame draw:style-name="gr4" draw:text-style-name="P2" draw:layer="layout" svg:width="2.5cm" svg:height="0.963cm" svg:x="5.005cm" svg:y="1.537cm">
          <draw:text-box>
            <text:p><text:span text:style-name="T1">80 mm</text:span></text:p>
          </draw:text-box>
        </draw:frame>
        <draw:frame draw:style-name="gr4" draw:text-style-name="P2" draw:layer="layout" svg:width="4cm" svg:height="0.963cm" svg:x="6cm" svg:y="4.037cm">
          <draw:text-box>
            <text:p><text:span text:style-name="T1">Strip 10 mm</text:span></text:p>
          </draw:text-box>
        </draw:frame>
      </draw:page>
      <draw:page draw:name="page2" draw:style-name="dp1" draw:master-page-name="Default">
        <office:forms form:automatic-focus="false" form:apply-design-mode="false"/>
        <draw:rect draw:style-name="gr1" draw:text-style-name="P1" draw:layer="layout" svg:width="0.5cm" svg:height="5.5cm" svg:x="3.5cm" svg:y="3.263cm">
          <text:p/>
        </draw:rect>
        <draw:path draw:style-name="gr2" draw:text-style-name="P1" draw:layer="layout" svg:width="8.148cm" svg:height="3.327cm" draw:transform="rotate (-2.81731047856925) translate (9.19298570459942cm 5.01254554600224cm)" svg:viewBox="0 0 8149 3328" svg:d="m0 2175c301-40 601 23 887 102s502 390 802 354c332-40 544 158 820 220 287 65 615 3 869 153 261 153 544 397 819 303 326-112 616-300 947-325 398-29 512-549 971-398 284 94 652 115 887-149 226-253 484-478 696-743 173-216 384-499 270-803-128-342-421-659-767-704-329-43-679-67-964 207-219 211-268 508-420 752-214 345 121 625 359 762 253 146 529 252 869 153 346-100 612-286 821-534 212-252 166-640-22-929-174-267-472-391-761-395-308-3-647 48-879 291-210 220-415 561-253 836 154 262 383 540 727 579 306 35 635 216 928-22 245-199 419-482 462-794 47-342-128-723-441-846-285-112-616-394-929-145-236 189-491 392-578 727-92 353 105 693 416 837 267 124 535 236 835 254 351 20 594-264 713-543 123-288 76-662-182-870-230-185-491-333-777-429-335-113-612 162-829 391-221 234-330 657-18 803 277 130 441 435 768 454l276 93 326-57v0">
          <text:p/>
        </draw:path>
        <draw:rect draw:style-name="gr5" draw:text-style-name="P1" draw:layer="layout" svg:width="0.5cm" svg:height="0.297cm" svg:x="3.5cm" svg:y="3.4cm">
          <text:p/>
        </draw:rect>
        <draw:custom-shape draw:style-name="gr6" draw:text-style-name="P3" draw:layer="layout" svg:width="2.313cm" svg:height="1.686cm" svg:x="4.573cm" svg:y="3.859cm">
          <text:p text:style-name="P1"><text:span text:style-name="T2">2 wraps of tape</text:span></text:p>
          <draw:enhanced-geometry svg:viewBox="0 0 21600 21600" draw:text-areas="800 800 20800 20800" draw:type="round-rectangular-callout" draw:modifiers="-4807.26015557476 -3111.32187314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Default">
        <office:forms form:automatic-focus="false" form:apply-design-mode="false"/>
        <draw:rect draw:style-name="gr1" draw:text-style-name="P1" draw:layer="layout" svg:width="0.5cm" svg:height="5.611cm" svg:x="3.5cm" svg:y="3.263cm">
          <text:p/>
        </draw:rect>
        <draw:custom-shape draw:style-name="gr6" draw:text-style-name="P3" draw:layer="layout" svg:width="3.53cm" svg:height="2.152cm" svg:x="5.179cm" svg:y="3.479cm">
          <text:p text:style-name="P1"><text:span text:style-name="T2">416 wraps of wire (push turns together tight)</text:span></text:p>
          <draw:enhanced-geometry svg:viewBox="0 0 21600 21600" draw:text-areas="800 800 20800 20800" draw:type="round-rectangular-callout" draw:modifiers="-5095.66694987256 20085.09057129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2" draw:text-style-name="P1" draw:layer="layout" svg:width="4.562cm" svg:height="1.376cm" draw:transform="rotate (-2.78100763012777) translate (8.564cm 2.91cm)" svg:viewBox="0 0 4563 1377" svg:d="m0 0c85 10 171 5 256 8 82 3 165 14 245 36 78 21 163 25 234 64 78 41 170 39 241 90 68 50 136 102 200 157s146 86 219 123c71 36 135 82 212 104 90 25 184 9 271-12 86-20 171 17 234 65 67 51 136 95 208 135s153 55 229 78c81 25 167 20 250 22 85 1 173 2 254 31 76 28 159 39 230 78 74 42 146 90 202 149 60 63 140 95 203 149 62 54 146 72 223 93 94 26 183-26 272-35 106-11 182-83 268-133l83-50 29-12">
          <text:p/>
        </draw:path>
        <draw:path draw:style-name="gr2" draw:text-style-name="P1" draw:layer="layout" svg:width="0.324cm" svg:height="0.212cm" draw:transform="rotate (-2.35619449019235) translate (3.6624999999998cm 3.78349999999942cm)" svg:viewBox="0 0 325 213" svg:d="m0 112c91-7 165 55 251 91 132 57 59-159-5-187l-16-16">
          <text:p/>
        </draw:path>
        <draw:path draw:style-name="gr2" draw:text-style-name="P1" draw:layer="layout" svg:width="0.826cm" svg:height="0.485cm" draw:transform="rotate (-0.11711159280882) translate (3.36217954264614cm 3.84826326550066cm)" svg:viewBox="0 0 827 486" svg:d="m642 7c79-35 265 69 147 151-68 46-162 11-242 20-80 10-164 6-239 36-78 31-156 45-235 73-113 41-88 210 30 187l77 6 16 6">
          <text:p/>
        </draw:path>
        <draw:path draw:style-name="gr2" draw:text-style-name="P1" draw:layer="layout" svg:width="0.812cm" svg:height="0.564cm" draw:transform="rotate (-0.106290551446455) translate (3.37020013191224cm 4.30898499771041cm)" svg:viewBox="0 0 813 565" svg:d="m633 8c88-38 230 72 161 158-53 66-154 63-235 78-82 16-163 6-241 26-85 22-170-8-253 50-92 64-92 224 34 239h76l16 6">
          <text:p/>
        </draw:path>
        <draw:path draw:style-name="gr2" draw:text-style-name="P1" draw:layer="layout" svg:width="0.826cm" svg:height="0.486cm" draw:transform="rotate (-0.11711159280882) translate (3.36217954264614cm 4.84626326550067cm)" svg:viewBox="0 0 827 487" svg:d="m642 7c79-34 265 70 147 151-68 47-162 11-242 20-80 10-164 7-239 37-78 31-156 44-235 73-113 40-88 209 30 186l77 6 16 7">
          <text:p/>
        </draw:path>
        <draw:path draw:style-name="gr2" draw:text-style-name="P1" draw:layer="layout" svg:width="0.812cm" svg:height="0.564cm" draw:transform="rotate (-0.106290551446455) translate (3.37020013191224cm 5.30698499771042cm)" svg:viewBox="0 0 813 565" svg:d="m633 8c88-39 230 72 161 158-53 66-154 62-235 78-82 16-163 5-241 26-85 22-170-8-253 50-92 64-92 224 34 239h76l16 6">
          <text:p/>
        </draw:path>
        <draw:rect draw:style-name="gr5" draw:text-style-name="P1" draw:layer="layout" svg:width="0.5cm" svg:height="0.319cm" svg:x="3.5cm" svg:y="3.4cm">
          <text:p/>
        </draw:rect>
        <draw:path draw:style-name="gr2" draw:text-style-name="P1" draw:layer="layout" svg:width="0.826cm" svg:height="0.486cm" draw:transform="rotate (-0.11711159280882) translate (3.36217954264614cm 5.85926326550067cm)" svg:viewBox="0 0 827 487" svg:d="m642 7c79-34 265 70 147 151-68 47-162 11-242 21-80 9-164 6-239 36-78 31-156 44-235 73-113 40-88 209 30 187l77 6 16 6">
          <text:p/>
        </draw:path>
        <draw:path draw:style-name="gr2" draw:text-style-name="P1" draw:layer="layout" svg:width="0.812cm" svg:height="0.565cm" draw:transform="rotate (-0.106290551446455) translate (3.37020013191224cm 6.31998499771042cm)" svg:viewBox="0 0 813 566" svg:d="m633 8c88-38 230 72 161 158-53 66-154 63-235 79-82 15-163 5-241 25-85 23-170-8-253 50-92 65-92 224 34 239h76l16 7">
          <text:p/>
        </draw:path>
        <draw:path draw:style-name="gr2" draw:text-style-name="P1" draw:layer="layout" svg:width="0.826cm" svg:height="0.485cm" draw:transform="rotate (-0.11711159280882) translate (3.36217954264614cm 6.85726326550067cm)" svg:viewBox="0 0 827 486" svg:d="m642 7c79-35 265 69 147 151-68 46-162 11-242 20s-164 6-239 36c-78 31-156 45-235 73-113 41-88 210 30 187l77 6 16 6">
          <text:p/>
        </draw:path>
        <draw:path draw:style-name="gr2" draw:text-style-name="P1" draw:layer="layout" svg:width="0.812cm" svg:height="0.564cm" draw:transform="rotate (-0.106290551446455) translate (3.37020013191224cm 7.21798499771042cm)" svg:viewBox="0 0 813 565" svg:d="m633 8c88-38 230 72 161 158-53 66-154 63-235 79-82 15-163 5-241 25-85 22-170-8-253 50-92 64-92 224 34 239h76l16 6">
          <text:p/>
        </draw:path>
        <draw:path draw:style-name="gr2" draw:text-style-name="P1" draw:layer="layout" svg:width="0.812cm" svg:height="0.564cm" draw:transform="rotate (-0.106290551446455) translate (3.37020013191224cm 7.73998499771042cm)" svg:viewBox="0 0 813 565" svg:d="m633 8c88-38 230 72 161 158-53 66-154 63-235 79-82 15-163 5-241 25-85 23-170-8-253 50-92 64-92 224 34 239h76l16 6">
          <text:p/>
        </draw:path>
        <draw:path draw:style-name="gr2" draw:text-style-name="P1" draw:layer="layout" svg:width="4.401cm" svg:height="1.254cm" svg:x="3.596cm" svg:y="8.34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page>
      <draw:page draw:name="page4" draw:style-name="dp1" draw:master-page-name="Default">
        <office:forms form:automatic-focus="false" form:apply-design-mode="false"/>
        <draw:rect draw:style-name="gr1" draw:text-style-name="P1" draw:layer="layout" svg:width="0.5cm" svg:height="5.561cm" svg:x="3.5cm" svg:y="3.313cm">
          <text:p/>
        </draw:rect>
        <draw:custom-shape draw:style-name="gr6" draw:text-style-name="P3" draw:layer="layout" svg:width="3.53cm" svg:height="2.152cm" svg:x="5.015cm" svg:y="5.28cm">
          <text:p text:style-name="P1"><text:span text:style-name="T2">2 wraps of tape</text:span></text:p>
          <draw:enhanced-geometry svg:viewBox="0 0 21600 21600" draw:text-areas="800 800 20800 20800" draw:type="round-rectangular-callout" draw:modifiers="-5786.91588785047 33488.52763585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2" draw:text-style-name="P1" draw:layer="layout" svg:width="4.562cm" svg:height="1.376cm" draw:transform="rotate (-2.78100763012777) translate (8.564cm 2.91cm)" svg:viewBox="0 0 4563 1377" svg:d="m0 0c85 10 171 5 256 8 82 3 165 14 245 36 78 21 163 25 234 64 78 41 170 39 241 90 68 50 136 102 200 157s146 86 219 123c71 36 135 82 212 104 90 25 184 9 271-12 86-20 171 17 234 65 67 51 136 95 208 135s153 55 229 78c81 25 167 20 250 22 85 1 173 2 254 31 76 28 159 39 230 78 74 42 146 90 202 149 60 63 140 95 203 149 62 54 146 72 223 93 94 26 183-26 272-35 106-11 182-83 268-133l83-50 29-12">
          <text:p/>
        </draw:path>
        <draw:path draw:style-name="gr2" draw:text-style-name="P1" draw:layer="layout" svg:width="0.324cm" svg:height="0.212cm" draw:transform="rotate (-2.35619449019235) translate (3.6624999999998cm 3.78349999999942cm)" svg:viewBox="0 0 325 213" svg:d="m0 112c91-7 165 55 251 91 132 57 59-159-5-187l-16-16">
          <text:p/>
        </draw:path>
        <draw:path draw:style-name="gr2" draw:text-style-name="P1" draw:layer="layout" svg:width="0.826cm" svg:height="0.485cm" draw:transform="rotate (-0.11711159280882) translate (3.36217954264614cm 3.84826326550066cm)" svg:viewBox="0 0 827 486" svg:d="m642 7c79-35 265 69 147 151-68 46-162 11-242 20-80 10-164 6-239 36-78 31-156 45-235 73-113 41-88 210 30 187l77 6 16 6">
          <text:p/>
        </draw:path>
        <draw:path draw:style-name="gr2" draw:text-style-name="P1" draw:layer="layout" svg:width="0.812cm" svg:height="0.564cm" draw:transform="rotate (-0.106290551446455) translate (3.37020013191224cm 4.30898499771041cm)" svg:viewBox="0 0 813 565" svg:d="m633 8c88-38 230 72 161 158-53 66-154 63-235 78-82 16-163 6-241 26-85 22-170-8-253 50-92 64-92 224 34 239h76l16 6">
          <text:p/>
        </draw:path>
        <draw:path draw:style-name="gr2" draw:text-style-name="P1" draw:layer="layout" svg:width="0.826cm" svg:height="0.486cm" draw:transform="rotate (-0.11711159280882) translate (3.36217954264614cm 4.84626326550067cm)" svg:viewBox="0 0 827 487" svg:d="m642 7c79-34 265 70 147 151-68 47-162 11-242 20-80 10-164 7-239 37-78 31-156 44-235 73-113 40-88 209 30 186l77 6 16 7">
          <text:p/>
        </draw:path>
        <draw:path draw:style-name="gr2" draw:text-style-name="P1" draw:layer="layout" svg:width="0.812cm" svg:height="0.564cm" draw:transform="rotate (-0.106290551446455) translate (3.37020013191224cm 5.30698499771042cm)" svg:viewBox="0 0 813 565" svg:d="m633 8c88-39 230 72 161 158-53 66-154 62-235 78-82 16-163 5-241 26-85 22-170-8-253 50-92 64-92 224 34 239h76l16 6">
          <text:p/>
        </draw:path>
        <draw:rect draw:style-name="gr5" draw:text-style-name="P1" draw:layer="layout" svg:width="0.5cm" svg:height="0.319cm" svg:x="3.5cm" svg:y="3.4cm">
          <text:p/>
        </draw:rect>
        <draw:path draw:style-name="gr2" draw:text-style-name="P1" draw:layer="layout" svg:width="0.826cm" svg:height="0.486cm" draw:transform="rotate (-0.11711159280882) translate (3.36217954264614cm 5.85926326550067cm)" svg:viewBox="0 0 827 487" svg:d="m642 7c79-34 265 70 147 151-68 47-162 11-242 21-80 9-164 6-239 36-78 31-156 44-235 73-113 40-88 209 30 187l77 6 16 6">
          <text:p/>
        </draw:path>
        <draw:path draw:style-name="gr2" draw:text-style-name="P1" draw:layer="layout" svg:width="0.812cm" svg:height="0.565cm" draw:transform="rotate (-0.106290551446455) translate (3.37020013191224cm 6.31998499771042cm)" svg:viewBox="0 0 813 566" svg:d="m633 8c88-38 230 72 161 158-53 66-154 63-235 79-82 15-163 5-241 25-85 23-170-8-253 50-92 65-92 224 34 239h76l16 7">
          <text:p/>
        </draw:path>
        <draw:path draw:style-name="gr2" draw:text-style-name="P1" draw:layer="layout" svg:width="0.826cm" svg:height="0.485cm" draw:transform="rotate (-0.11711159280882) translate (3.36217954264614cm 6.85726326550067cm)" svg:viewBox="0 0 827 486" svg:d="m642 7c79-35 265 69 147 151-68 46-162 11-242 20s-164 6-239 36c-78 31-156 45-235 73-113 41-88 210 30 187l77 6 16 6">
          <text:p/>
        </draw:path>
        <draw:path draw:style-name="gr2" draw:text-style-name="P1" draw:layer="layout" svg:width="0.812cm" svg:height="0.564cm" draw:transform="rotate (-0.106290551446455) translate (3.37020013191224cm 7.21798499771042cm)" svg:viewBox="0 0 813 565" svg:d="m633 8c88-38 230 72 161 158-53 66-154 63-235 79-82 15-163 5-241 25-85 22-170-8-253 50-92 64-92 224 34 239h76l16 6">
          <text:p/>
        </draw:path>
        <draw:path draw:style-name="gr2" draw:text-style-name="P1" draw:layer="layout" svg:width="0.812cm" svg:height="0.564cm" draw:transform="rotate (-0.106290551446455) translate (3.37020013191224cm 7.73998499771042cm)" svg:viewBox="0 0 813 565" svg:d="m633 8c88-38 230 72 161 158-53 66-154 63-235 79-82 15-163 5-241 25-85 23-170-8-253 50-92 64-92 224 34 239h76l16 6">
          <text:p/>
        </draw:path>
        <draw:path draw:style-name="gr2" draw:text-style-name="P1" draw:layer="layout" svg:width="4.401cm" svg:height="1.254cm" svg:x="3.596cm" svg:y="8.24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5" draw:text-style-name="P1" draw:layer="layout" svg:width="0.5cm" svg:height="0.319cm" svg:x="3.501cm" svg:y="8.478cm">
          <text:p/>
        </draw:rect>
        <draw:connector draw:style-name="gr3" draw:text-style-name="P1" draw:layer="layout" svg:x1="3.805cm" svg:y1="9.878cm" svg:x2="8.029cm" svg:y2="9.879cm" svg:d="m3805 9878h2112v1h2112">
          <text:p/>
        </draw:connector>
        <draw:connector draw:style-name="gr3" draw:text-style-name="P1" draw:layer="layout" svg:x1="6.882cm" svg:y1="9.044cm" svg:x2="8.007cm" svg:y2="9.036cm" svg:d="m6882 9044h563v-8h562">
          <text:p/>
        </draw:connector>
        <draw:frame draw:style-name="gr4" draw:text-style-name="P2" draw:layer="layout" svg:width="2.5cm" svg:height="0.963cm" svg:x="4.539cm" svg:y="9.98cm">
          <draw:text-box>
            <text:p><text:span text:style-name="T1">80 mm</text:span></text:p>
          </draw:text-box>
        </draw:frame>
        <draw:frame draw:style-name="gr4" draw:text-style-name="P2" draw:layer="layout" svg:width="4cm" svg:height="0.963cm" svg:x="5.609cm" svg:y="8.033cm">
          <draw:text-box>
            <text:p><text:span text:style-name="T1">Strip 10 mm</text:span></text:p>
          </draw:text-box>
        </draw:frame>
      </draw:page>
      <draw:page draw:name="page5" draw:style-name="dp1" draw:master-page-name="Default">
        <draw:rect draw:style-name="gr1" draw:text-style-name="P1" draw:layer="layout" svg:width="0.5cm" svg:height="5.561cm" svg:x="3.5cm" svg:y="3.313cm">
          <text:p/>
        </draw:rect>
        <draw:custom-shape draw:style-name="gr6" draw:text-style-name="P3" draw:layer="layout" svg:width="3.53cm" svg:height="2.152cm" svg:x="5.502cm" svg:y="5.92cm">
          <text:p text:style-name="P1"><text:span text:style-name="T2">Apply yellow paint to end of ferrite</text:span></text:p>
          <draw:enhanced-geometry svg:viewBox="0 0 21600 21600" draw:text-areas="800 800 20800 20800" draw:type="round-rectangular-callout" draw:modifiers="-9885.47153780799 30167.76590803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2" draw:text-style-name="P1" draw:layer="layout" svg:width="4.562cm" svg:height="1.376cm" draw:transform="rotate (-2.78100763012777) translate (8.564cm 2.91cm)" svg:viewBox="0 0 4563 1377" svg:d="m0 0c85 10 171 5 256 8 82 3 165 14 245 36 78 21 163 25 234 64 78 41 170 39 241 90 68 50 136 102 200 157s146 86 219 123c71 36 135 82 212 104 90 25 184 9 271-12 86-20 171 17 234 65 67 51 136 95 208 135s153 55 229 78c81 25 167 20 250 22 85 1 173 2 254 31 76 28 159 39 230 78 74 42 146 90 202 149 60 63 140 95 203 149 62 54 146 72 223 93 94 26 183-26 272-35 106-11 182-83 268-133l83-50 29-12">
          <text:p/>
        </draw:path>
        <draw:path draw:style-name="gr2" draw:text-style-name="P1" draw:layer="layout" svg:width="0.324cm" svg:height="0.212cm" draw:transform="rotate (-2.35619449019235) translate (3.6624999999998cm 3.78349999999942cm)" svg:viewBox="0 0 325 213" svg:d="m0 112c91-7 165 55 251 91 132 57 59-159-5-187l-16-16">
          <text:p/>
        </draw:path>
        <draw:path draw:style-name="gr2" draw:text-style-name="P1" draw:layer="layout" svg:width="0.826cm" svg:height="0.485cm" draw:transform="rotate (-0.11711159280882) translate (3.36217954264614cm 3.84826326550066cm)" svg:viewBox="0 0 827 486" svg:d="m642 7c79-35 265 69 147 151-68 46-162 11-242 20-80 10-164 6-239 36-78 31-156 45-235 73-113 41-88 210 30 187l77 6 16 6">
          <text:p/>
        </draw:path>
        <draw:path draw:style-name="gr2" draw:text-style-name="P1" draw:layer="layout" svg:width="0.812cm" svg:height="0.564cm" draw:transform="rotate (-0.106290551446455) translate (3.37020013191224cm 4.30898499771041cm)" svg:viewBox="0 0 813 565" svg:d="m633 8c88-38 230 72 161 158-53 66-154 63-235 78-82 16-163 6-241 26-85 22-170-8-253 50-92 64-92 224 34 239h76l16 6">
          <text:p/>
        </draw:path>
        <draw:path draw:style-name="gr2" draw:text-style-name="P1" draw:layer="layout" svg:width="0.826cm" svg:height="0.486cm" draw:transform="rotate (-0.11711159280882) translate (3.36217954264614cm 4.84626326550067cm)" svg:viewBox="0 0 827 487" svg:d="m642 7c79-34 265 70 147 151-68 47-162 11-242 20-80 10-164 7-239 37-78 31-156 44-235 73-113 40-88 209 30 186l77 6 16 7">
          <text:p/>
        </draw:path>
        <draw:path draw:style-name="gr2" draw:text-style-name="P1" draw:layer="layout" svg:width="0.812cm" svg:height="0.564cm" draw:transform="rotate (-0.106290551446455) translate (3.37020013191224cm 5.30698499771042cm)" svg:viewBox="0 0 813 565" svg:d="m633 8c88-39 230 72 161 158-53 66-154 62-235 78-82 16-163 5-241 26-85 22-170-8-253 50-92 64-92 224 34 239h76l16 6">
          <text:p/>
        </draw:path>
        <draw:rect draw:style-name="gr5" draw:text-style-name="P1" draw:layer="layout" svg:width="0.5cm" svg:height="0.319cm" svg:x="3.5cm" svg:y="3.4cm">
          <text:p/>
        </draw:rect>
        <draw:path draw:style-name="gr2" draw:text-style-name="P1" draw:layer="layout" svg:width="0.826cm" svg:height="0.486cm" draw:transform="rotate (-0.11711159280882) translate (3.36217954264614cm 5.85926326550067cm)" svg:viewBox="0 0 827 487" svg:d="m642 7c79-34 265 70 147 151-68 47-162 11-242 21-80 9-164 6-239 36-78 31-156 44-235 73-113 40-88 209 30 187l77 6 16 6">
          <text:p/>
        </draw:path>
        <draw:path draw:style-name="gr2" draw:text-style-name="P1" draw:layer="layout" svg:width="0.812cm" svg:height="0.565cm" draw:transform="rotate (-0.106290551446455) translate (3.37020013191224cm 6.31998499771042cm)" svg:viewBox="0 0 813 566" svg:d="m633 8c88-38 230 72 161 158-53 66-154 63-235 79-82 15-163 5-241 25-85 23-170-8-253 50-92 65-92 224 34 239h76l16 7">
          <text:p/>
        </draw:path>
        <draw:path draw:style-name="gr2" draw:text-style-name="P1" draw:layer="layout" svg:width="0.826cm" svg:height="0.485cm" draw:transform="rotate (-0.11711159280882) translate (3.36217954264614cm 6.85726326550067cm)" svg:viewBox="0 0 827 486" svg:d="m642 7c79-35 265 69 147 151-68 46-162 11-242 20s-164 6-239 36c-78 31-156 45-235 73-113 41-88 210 30 187l77 6 16 6">
          <text:p/>
        </draw:path>
        <draw:path draw:style-name="gr2" draw:text-style-name="P1" draw:layer="layout" svg:width="0.812cm" svg:height="0.564cm" draw:transform="rotate (-0.106290551446455) translate (3.37020013191224cm 7.21798499771042cm)" svg:viewBox="0 0 813 565" svg:d="m633 8c88-38 230 72 161 158-53 66-154 63-235 79-82 15-163 5-241 25-85 22-170-8-253 50-92 64-92 224 34 239h76l16 6">
          <text:p/>
        </draw:path>
        <draw:path draw:style-name="gr2" draw:text-style-name="P1" draw:layer="layout" svg:width="0.812cm" svg:height="0.564cm" draw:transform="rotate (-0.106290551446455) translate (3.37020013191224cm 7.73998499771042cm)" svg:viewBox="0 0 813 565" svg:d="m633 8c88-38 230 72 161 158-53 66-154 63-235 79-82 15-163 5-241 25-85 23-170-8-253 50-92 64-92 224 34 239h76l16 6">
          <text:p/>
        </draw:path>
        <draw:path draw:style-name="gr2" draw:text-style-name="P1" draw:layer="layout" svg:width="4.401cm" svg:height="1.254cm" svg:x="3.596cm" svg:y="8.241cm" svg:viewBox="0 0 4402 1255" svg:d="m403 3c75-14 227 14 196 113-33 105-161 35-242 60-92 29-172 102-204 197-27 80-57 160-75 242-19 84-90 149-76 242 13 90 76 166 159 211 80 44 159 78 242 114 74 32 162 27 242 45 83 19 166-4 249-7 81-3 160-29 242-31 81-2 162-23 242-37s161-24 242-38c83-14 165-42 249-46 78-3 157-17 235-22 85-5 171-21 257-8 89 14 164 62 249 91 79 27 158 67 242 83 80 16 160 28 242 38 86 11 176 2 264-8 78-8 156-28 235-45 85-18 172-28 257-53 80-23 160-44 242-53 83-9 161 18 242 30l68 15">
          <text:p/>
        </draw:path>
        <draw:rect draw:style-name="gr5" draw:text-style-name="P1" draw:layer="layout" svg:width="0.5cm" svg:height="0.319cm" svg:x="3.501cm" svg:y="8.478cm">
          <text:p/>
        </draw:rect>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2-01T15:40:19.53</dc:date>
    <dc:creator>Dale Scott</dc:creator>
    <meta:editing-duration>PT1H27M51S</meta:editing-duration>
    <meta:editing-cycles>3</meta:editing-cycles>
    <meta:generator>LibreOffice/3.4$Win32 LibreOffice_project/340m1$Build-402</meta:generator>
    <dc:description>(C) 2010 by Dale R. Scott. This work is licensed under a Creative Commons Attribution 3.0 Unported License. http://creativecommons.org/licenses/by/3.0/</dc:description>
    <meta:document-statistic meta:object-count="61"/>
  </office:meta>
</office:document-meta>
</file>